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Aplicaciones Ofimáticas (Office Applications)</text:span><text:span text:style-name="T2"><text:line-break/></text:span><text:span text:style-name="T3">UD 10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Fecha de entrega</text:span></text:a><text:span text:style-name="T19"><text:tab/>2</text:span></text:p>
          <text:p text:style-name="P14"><text:a xlink:type="simple" xlink:href="#_9maybllx2a09" text:style-name="Index_20_Link" text:visited-style-name="Index_20_Link"><text:span text:style-name="T19">Observaciones previas a la realización de tareas evaluables</text:span></text:a><text:span text:style-name="T19"><text:tab/>3</text:span></text:p>
          <text:p text:style-name="P14"><text:a xlink:type="simple" xlink:href="#_mddm13ai61n6" text:style-name="Index_20_Link" text:visited-style-name="Index_20_Link"><text:span text:style-name="T19">Actividad 01</text:span></text:a><text:span text:style-name="T19"><text:tab/>3</text:span></text:p>
          <text:p text:style-name="P14"><text:a xlink:type="simple" xlink:href="#_ntg4wid1vfow" text:style-name="Index_20_Link" text:visited-style-name="Index_20_Link"><text:span text:style-name="T9">Actividad 02</text:span></text:a><text:span text:style-name="T9"><text:tab/>3</text:span></text:p>
          <text:p text:style-name="P14"><text:a xlink:type="simple" xlink:href="#_wjht2htth7ju" text:style-name="Index_20_Link" text:visited-style-name="Index_20_Link"><text:span text:style-name="T9">Actividad 03</text:span></text:a><text:span text:style-name="T9"><text:tab/>3</text:span></text:p>
          <text:p text:style-name="P15"><text:a xlink:type="simple" xlink:href="#_mb3akpcli9m1" text:style-name="Index_20_Link" text:visited-style-name="Index_20_Link"><text:span text:style-name="T9">Actividad 04</text:span></text:a><text:span text:style-name="T9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6">UD10. Actividades evaluables 01</text:span></text:p>
      <text:list xml:id="list862739271" text:style-name="WWNum3">
        <text:list-item>
          <text:p text:style-name="P30"><text:bookmark text:name="_dbh0n1vac4c8"/>Fecha de entrega</text:p>
        </text:list-item>
      </text:list>
      <text:p text:style-name="Standard"><text:span text:style-name="T11">Fecha límite de entrega: </text:span><text:span text:style-name="T20">Miércoles 13 de octubre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173857002295570" text:continue-numbering="true" text:style-name="WWNum3">
        <text:list-item>
          <text:p text:style-name="P30"><text:bookmark text:name="_9maybllx2a09"/><text:soft-page-break/>Observaciones previas a la realización de tareas evaluables</text:p>
        </text:list-item>
      </text:list>
      <text:list xml:id="list2894795722" text:style-name="WWNum2">
        <text:list-item>
          <text:p text:style-name="P25">Salvo excepciones que lo indique en cada actividad, deberás generar la aplicación solicitada.</text:p>
        </text:list-item>
      </text:list>
      <text:list xml:id="list2650757026" text:style-name="WWNum1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173856958544613" text:continue-list="list2894795722" text:style-name="WWNum2">
        <text:list-item>
          <text:p text:style-name="P26">La aplicación debe tener una buena presentación.</text:p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173856314384919" text:continue-list="list173857002295570" text:style-name="WWNum3">
        <text:list-item>
          <text:p text:style-name="P30"><text:bookmark text:name="_mddm13ai61n6"/>Actividad 01</text:p>
        </text:list-item>
      </text:list>
      <text:p text:style-name="P10">Realiza una aplicación con <text:a xlink:type="simple" xlink:href="https://about.appsheet.com/home/" text:style-name="ListLabel_20_19" text:visited-style-name="ListLabel_20_19"><text:span text:style-name="T21">https://about.appsheet.com/home/</text:span></text:a> que te permita guardar tareas pendientes e indicar si las has acabado o no.</text:p>
      <text:p text:style-name="P11"><text:span text:style-name="T10"><text:s/>📕 </text:span><text:span text:style-name="T11">A entregar: </text:span>entrega de aplicación solicitada, previa muestra al profesorado para su aprobación.</text:p>
      <text:list xml:id="list173857572147266" text:continue-numbering="true" text:style-name="WWNum3">
        <text:list-item>
          <text:p text:style-name="P29"><text:bookmark text:name="_ntg4wid1vfow"/>Actividad 02</text:p>
        </text:list-item>
      </text:list>
      <text:p text:style-name="Standard">Realiza una aplicación con <text:a xlink:type="simple" xlink:href="https://about.appsheet.com/home/" text:style-name="ListLabel_20_19" text:visited-style-name="ListLabel_20_19"><text:span text:style-name="T21">https://about.appsheet.com/home/</text:span></text:a> que te permita realizar pedidos de comida según platos ofertados por un restaurante, indicando tras el pedido el precio total.</text:p>
      <text:p text:style-name="P11"><text:span text:style-name="T10"><text:s/>📕 </text:span><text:span text:style-name="T11">A entregar: </text:span>entrega de aplicación solicitada, previa muestra al profesorado para su aprobación.</text:p>
      <text:list xml:id="list173856679623378" text:continue-numbering="true" text:style-name="WWNum3">
        <text:list-item>
          <text:p text:style-name="P29"><text:bookmark text:name="_wjht2htth7ju"/>Actividad 03</text:p>
        </text:list-item>
      </text:list>
      <text:p text:style-name="Standard">Realiza una aplicación con <text:a xlink:type="simple" xlink:href="https://about.appsheet.com/home/" text:style-name="ListLabel_20_19" text:visited-style-name="ListLabel_20_19"><text:span text:style-name="T21">https://about.appsheet.com/home/</text:span></text:a> que te permita indicar cuanto es la cuenta de una comida y cuantos comensales hay, y te muestre a cuanto sale cada uno.</text:p>
      <text:p text:style-name="P11"><text:span text:style-name="T10"><text:s/>📕 </text:span><text:span text:style-name="T11">A entregar: </text:span>entrega de aplicación solicitada, previa muestra al profesorado para su aprobación.</text:p>
      <text:list xml:id="list173858092211384" text:continue-numbering="true" text:style-name="WWNum3">
        <text:list-item>
          <text:p text:style-name="P29"><text:bookmark text:name="_mb3akpcli9m1"/>Actividad 04</text:p>
        </text:list-item>
      </text:list>
      <text:p text:style-name="Standard">Realiza una aplicación con <text:a xlink:type="simple" xlink:href="https://about.appsheet.com/home/" text:style-name="ListLabel_20_19" text:visited-style-name="ListLabel_20_19"><text:span text:style-name="T21">https://about.appsheet.com/home/</text:span></text:a> que indique cuanto ha aportado cada persona a una cuenta común, y con ello, calcule cuanto debe dar/recibir cada persona para que la cuenta quede equilibrada (todos hayan puesto lo mismo).</text:p>
      <text:p text:style-name="P11"><text:span text:style-name="T10"><text:s/>📕 </text:span><text:span text:style-name="T11">A entregar: </text:span>entrega de aplicación solicitada, previa muestra al profesorado para su aprob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1</text:span></text:p>
      </style:header>
      <style:footer>
        <text:p text:style-name="MP4"><text:span text:style-name="MT1">Aplicaciones Ofimáticas (Office Applications)<text:tab/><text:tab/>UD10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5" meta:word-count="453" meta:character-count="2957" meta:non-whitespace-character-count="2544"/>
    <meta:generator>LibreOfficeDev/6.0.5.2$Linux_X86_64 LibreOffice_project/</meta:generator>
  </office:meta>
</office:document-meta>
</file>